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73cm"/>
    </style:style>
    <style:style style:name="co2" style:family="table-column">
      <style:table-column-properties fo:break-before="auto" style:column-width="1.813cm"/>
    </style:style>
    <style:style style:name="co3" style:family="table-column">
      <style:table-column-properties fo:break-before="auto" style:column-width="1.36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72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fals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2.157cm" fo:break-before="auto" style:use-optimal-row-height="true"/>
    </style:style>
    <style:style style:name="ro5" style:family="table-row">
      <style:table-row-properties style:row-height="1.737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justify" fo:margin-left="0cm"/>
    </style:style>
    <style:style style:name="ce2" style:family="table-cell" style:parent-style-name="Default">
      <style:table-cell-properties fo:background-color="#99ff66" style:text-align-source="fix" style:repeat-content="false" fo:border="0.002cm solid #000000"/>
      <style:paragraph-properties fo:text-align="justify" fo:margin-left="0cm"/>
    </style:style>
    <style:style style:name="ce3" style:family="table-cell" style:parent-style-name="Default">
      <style:table-cell-properties fo:background-color="#99ff66"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99" fo:border="0.002cm solid #000000"/>
    </style:style>
    <style:style style:name="ce5" style:family="table-cell" style:parent-style-name="Default">
      <style:table-cell-properties fo:background-color="#99ff66" fo:border="0.002cm solid #000000"/>
    </style:style>
    <style:style style:name="ce6" style:family="table-cell" style:parent-style-name="Default">
      <style:table-cell-properties fo:background-color="#ff33ff" style:text-align-source="fix" style:repeat-content="false" fo:border="0.002cm solid #000000"/>
      <style:paragraph-properties fo:text-align="justify" fo:margin-left="0cm"/>
    </style:style>
    <style:style style:name="ce7" style:family="table-cell" style:parent-style-name="Default">
      <style:table-cell-properties fo:background-color="#ff6600" style:text-align-source="fix" style:repeat-content="false" fo:border="0.002cm solid #000000"/>
      <style:paragraph-properties fo:text-align="justify" fo:margin-left="0cm"/>
    </style:style>
    <style:style style:name="ce8" style:family="table-cell" style:parent-style-name="Default">
      <style:table-cell-properties fo:background-color="#ff33ff"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3333" style:text-align-source="fix" style:repeat-content="false" fo:border="0.002cm solid #000000"/>
      <style:paragraph-properties fo:text-align="justify" fo:margin-left="0cm"/>
    </style:style>
    <style:style style:name="ce10" style:family="table-cell" style:parent-style-name="Default">
      <style:table-cell-properties fo:background-color="#9900ff" style:text-align-source="fix" style:repeat-content="false" fo:border="0.002cm solid #000000"/>
      <style:paragraph-properties fo:text-align="justify" fo:margin-left="0cm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justify" fo:margin-left="0cm"/>
    </style:style>
  </office:automatic-styles>
  <office:body>
    <office:spreadsheet>
      <table:table table:name="data_reunion" table:style-name="ta1" table:print="false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Etablissement</text:p>
          </table:table-cell>
          <table:table-cell table:style-name="ce1" office:value-type="string">
            <text:p>Adresse postale</text:p>
          </table:table-cell>
          <table:table-cell table:style-name="ce1" office:value-type="string">
            <text:p>Telephone</text:p>
          </table:table-cell>
          <table:table-cell table:style-name="ce1" office:value-type="string">
            <text:p>Email</text:p>
          </table:table-cell>
          <table:table-cell table:style-name="ce1" office:value-type="string">
            <text:p>Site_Internet</text:p>
          </table:table-cell>
          <table:table-cell table:style-name="ce4" office:value-type="string">
            <text:p>Type de paiement</text:p>
          </table:table-cell>
          <table:table-cell/>
        </table:table-row>
        <table:table-row table:style-name="ro2">
          <table:table-cell office:value-type="string">
            <text:p>Bijouterie Ormaïa</text:p>
          </table:table-cell>
          <table:table-cell office:value-type="string">
            <text:p>Zone Industrielle Savanna 4 r Jules Thirel 97460 Saint Paul </text:p>
          </table:table-cell>
          <table:table-cell office:value-type="string">
            <text:p>+262 2 62 54 07 07</text:p>
          </table:table-cell>
          <table:table-cell table:number-columns-repeated="4"/>
        </table:table-row>
        <table:table-row table:style-name="ro2">
          <table:table-cell office:value-type="string">
            <text:p>Le Marchand D'or</text:p>
          </table:table-cell>
          <table:table-cell office:value-type="string">
            <text:p>92 r Jean Chatel 97400 Saint Denis</text:p>
          </table:table-cell>
          <table:table-cell office:value-type="string">
            <text:p>+262 2 62 53 74 77</text:p>
          </table:table-cell>
          <table:table-cell table:number-columns-repeated="4"/>
        </table:table-row>
        <table:table-row table:style-name="ro2">
          <table:table-cell office:value-type="string">
            <text:p>A.C. Or</text:p>
          </table:table-cell>
          <table:table-cell office:value-type="string">
            <text:p>bât C bât 9009 336 r Mar Leclerc 97400 SAINT DENIS</text:p>
          </table:table-cell>
          <table:table-cell office:value-type="string">
            <text:p>+262 2 62 72 16 80</text:p>
          </table:table-cell>
          <table:table-cell office:value-type="string">
            <text:p><text:a xlink:href="mailto:info@ac-or.com">info@ac-or.com</text:a></text:p>
          </table:table-cell>
          <table:table-cell office:value-type="string">
            <text:p>http://ac-or.fr</text:p>
          </table:table-cell>
          <table:table-cell office:value-type="string">
            <text:p>Virement bancaire</text:p>
          </table:table-cell>
          <table:table-cell/>
        </table:table-row>
        <table:table-row table:style-name="ro2">
          <table:table-cell office:value-type="string">
            <text:p>La Caverne D'Ali Baba</text:p>
          </table:table-cell>
          <table:table-cell table:style-name="ce3" office:value-type="string">
            <text:p><text:a xlink:href="https://www.pagesjaunes.fr/carte?code_etablissement=07269636&amp;code_localite=D974&amp;code_rubrique=000140">11 r Alexis de Villeneuve 97400 Saint Denis</text:a> </text:p>
          </table:table-cell>
          <table:table-cell office:value-type="string">
            <text:p>+262 2 62 21 33 76</text:p>
          </table:table-cell>
          <table:table-cell office:value-type="string">
            <text:p>contact@la-cavernedalibaba.com</text:p>
          </table:table-cell>
          <table:table-cell office:value-type="string">
            <text:p>http://la-cavernedalibaba.com/boutique</text:p>
          </table:table-cell>
          <table:table-cell office:value-type="string">
            <text:p>Cheque</text:p>
          </table:table-cell>
          <table:table-cell/>
        </table:table-row>
        <table:table-row table:style-name="ro2">
          <table:table-cell office:value-type="string">
            <text:p>L'atelier Bijoutier Créateur</text:p>
          </table:table-cell>
          <table:table-cell office:value-type="string">
            <text:p>Accès Par Rue Numa Nirlo 22 r Grande Montée 97438 SAINTE MARIE / 22 impasse des manguier 97438 Saint-Pierre</text:p>
          </table:table-cell>
          <table:table-cell office:value-type="string">
            <text:p>+262 2 62 28 65 11 / 06 92 85 48 93</text:p>
          </table:table-cell>
          <table:table-cell table:number-columns-repeated="2"/>
          <table:table-cell office:value-type="string">
            <text:p>Virement bancaire</text:p>
          </table:table-cell>
          <table:table-cell office:value-type="string">
            <text:p>Mr Frédéric Lardier / 31 euros le gramme de 18kt</text:p>
          </table:table-cell>
        </table:table-row>
        <table:table-row table:style-name="ro2">
          <table:table-cell office:value-type="string">
            <text:p>L'Ange D'Or</text:p>
          </table:table-cell>
          <table:table-cell office:value-type="string">
            <text:p>2 r Molière 97450 Saint Louis</text:p>
          </table:table-cell>
          <table:table-cell office:value-type="string">
            <text:p>+262 6 93 13 34 94</text:p>
          </table:table-cell>
          <table:table-cell table:number-columns-repeated="4"/>
        </table:table-row>
        <table:table-row table:style-name="ro2">
          <table:table-cell office:value-type="string">
            <text:p>Chercheur D'Or Du Butor</text:p>
          </table:table-cell>
          <table:table-cell office:value-type="string">
            <text:p>Ste Clotilde 6 r Léopold Rambaud Ste Clotilde 97490 Saint Denis / 92 rue jean chatel 97490 Saint-Denis</text:p>
          </table:table-cell>
          <table:table-cell office:value-type="string">
            <text:p>+262 8 05 69 66 22</text:p>
          </table:table-cell>
          <table:table-cell table:number-columns-repeated="2"/>
          <table:table-cell office:value-type="string">
            <text:p>Virement bancaire</text:p>
          </table:table-cell>
          <table:table-cell/>
        </table:table-row>
        <table:table-row table:style-name="ro2">
          <table:table-cell office:value-type="string">
            <text:p>Mouraman Pierre</text:p>
          </table:table-cell>
          <table:table-cell office:value-type="string">
            <text:p>22 centre commercial avenue de la république 97440 Saint-André</text:p>
          </table:table-cell>
          <table:table-cell office:value-type="string">
            <text:p>+262 2 62 46 04 27</text:p>
          </table:table-cell>
          <table:table-cell table:number-columns-repeated="2"/>
          <table:table-cell office:value-type="string">
            <text:p>Virement bancaire</text:p>
          </table:table-cell>
          <table:table-cell/>
        </table:table-row>
        <table:table-row table:style-name="ro2">
          <table:table-cell office:value-type="string">
            <text:p>Bijouterie Zivraj</text:p>
          </table:table-cell>
          <table:table-cell office:value-type="string">
            <text:p>26 r Pasteur 97400 Saint Denis</text:p>
          </table:table-cell>
          <table:table-cell office:value-type="string">
            <text:p>+262 2 62 21 39 00</text:p>
          </table:table-cell>
          <table:table-cell table:number-columns-repeated="2"/>
          <table:table-cell office:value-type="string">
            <text:p>Virement bancaire</text:p>
          </table:table-cell>
          <table:table-cell/>
        </table:table-row>
        <table:table-row table:style-name="ro2">
          <table:table-cell office:value-type="string">
            <text:p>Bijouterie Diamant SARL</text:p>
          </table:table-cell>
          <table:table-cell office:value-type="string">
            <text:p>55 r François de Mahy 97410 Saint Pierre</text:p>
          </table:table-cell>
          <table:table-cell office:value-type="string">
            <text:p>+262 2 62 25 88 70</text:p>
          </table:table-cell>
          <table:table-cell table:number-columns-repeated="2"/>
          <table:table-cell office:value-type="string">
            <text:p>Virement bancaire</text:p>
          </table:table-cell>
          <table:table-cell office:value-type="string">
            <text:p>10 grammes minimum , 25 euros le gramme</text:p>
          </table:table-cell>
        </table:table-row>
        <table:table-row table:style-name="ro2">
          <table:table-cell office:value-type="string">
            <text:p>SAPHIR MOURAMAN</text:p>
          </table:table-cell>
          <table:table-cell office:value-type="string">
            <text:p>26 r Rhin et Danube Bellemene 97460 Saint Paul</text:p>
          </table:table-cell>
          <table:table-cell office:value-type="string">
            <text:p>+262 2 62 45 97 27</text:p>
          </table:table-cell>
          <table:table-cell table:number-columns-repeated="2"/>
          <table:table-cell office:value-type="string">
            <text:p>Cheque</text:p>
          </table:table-cell>
          <table:table-cell/>
        </table:table-row>
        <table:table-row table:style-name="ro2">
          <table:table-cell table:style-name="Default" table:number-columns-repeated="6"/>
          <table:table-cell/>
        </table:table-row>
      </table:table>
      <table:table table:name="apl" table:style-name="ta1" table:print="false">
        <table:table-column table:style-name="co5" table:number-columns-repeated="2" table:default-cell-style-name="ce6"/>
        <table:table-column table:style-name="co2" table:default-cell-style-name="ce6"/>
        <table:table-column table:style-name="co4" table:number-columns-repeated="2" table:default-cell-style-name="ce6"/>
        <table:table-row table:style-name="ro1">
          <table:table-cell table:style-name="ce1" office:value-type="string">
            <text:p>Etablissement</text:p>
          </table:table-cell>
          <table:table-cell table:style-name="ce1" office:value-type="string">
            <text:p>Adresse postale</text:p>
          </table:table-cell>
          <table:table-cell table:style-name="ce1" office:value-type="string">
            <text:p>Telephone</text:p>
          </table:table-cell>
          <table:table-cell table:style-name="ce1" office:value-type="string">
            <text:p>Email</text:p>
          </table:table-cell>
          <table:table-cell table:style-name="ce1" office:value-type="string">
            <text:p>Site_Internet</text:p>
          </table:table-cell>
        </table:table-row>
        <table:table-row table:style-name="ro2">
          <table:table-cell office:value-type="string">
            <text:p>Celor</text:p>
          </table:table-cell>
          <table:table-cell office:value-type="string">
            <text:p>68 r Luc Lorion 97410 Saint Pierre </text:p>
          </table:table-cell>
          <table:table-cell office:value-type="string">
            <text:p>02 62 39 61 41</text:p>
          </table:table-cell>
          <table:table-cell table:number-columns-repeated="2"/>
        </table:table-row>
        <table:table-row table:style-name="ro2">
          <table:table-cell office:value-type="string">
            <text:p>Holdmax</text:p>
          </table:table-cell>
          <table:table-cell office:value-type="string">
            <text:p>Ste Clotilde 62 bd Chaudron 97490 SAINT DENIS</text:p>
          </table:table-cell>
          <table:table-cell office:value-type="string">
            <text:p>+262 2 62 50 50 52</text:p>
          </table:table-cell>
          <table:table-cell table:number-columns-repeated="2"/>
        </table:table-row>
        <table:table-row table:style-name="ro2">
          <table:table-cell office:value-type="string">
            <text:p>Celor</text:p>
          </table:table-cell>
          <table:table-cell office:value-type="string">
            <text:p>54 av de la Commune de Paris 97420 Le Port</text:p>
          </table:table-cell>
          <table:table-cell office:value-type="string">
            <text:p>02 62 39 53 65</text:p>
          </table:table-cell>
          <table:table-cell/>
          <table:table-cell office:value-type="string">
            <text:p>www.celor.fr</text:p>
          </table:table-cell>
        </table:table-row>
        <table:table-row table:style-name="ro2">
          <table:table-cell office:value-type="string">
            <text:p>PERMALE Joailler créateur</text:p>
          </table:table-cell>
          <table:table-cell office:value-type="string">
            <text:p>103 r jean Chatel 97400 Saint Denis</text:p>
          </table:table-cell>
          <table:table-cell office:value-type="string">
            <text:p>02 62 77 67 22</text:p>
          </table:table-cell>
          <table:table-cell office:value-type="string">
            <text:p><text:a xlink:href="mailto:saint-denis@permale.com">saint-denis@permale.com</text:a></text:p>
          </table:table-cell>
          <table:table-cell office:value-type="string">
            <text:p>www.permale.com</text:p>
          </table:table-cell>
        </table:table-row>
        <table:table-row table:style-name="ro2">
          <table:table-cell office:value-type="string">
            <text:p>PERMALE Joailler créateur</text:p>
          </table:table-cell>
          <table:table-cell office:value-type="string">
            <text:p>SAINT-PIERRE</text:p>
            <text:p>22 rue Victor Le Vigoureux</text:p>
          </table:table-cell>
          <table:table-cell office:value-type="string">
            <text:p>+262 36 39 07</text:p>
          </table:table-cell>
          <table:table-cell office:value-type="string">
            <text:p><text:a xlink:href="mailto:saint-pierre@permale.com">saint-pierre@permale.com</text:a></text:p>
          </table:table-cell>
          <table:table-cell office:value-type="string">
            <text:p>www.permale.com</text:p>
          </table:table-cell>
        </table:table-row>
        <table:table-row table:style-name="ro2">
          <table:table-cell office:value-type="string">
            <text:p>Bijouterie SAMY</text:p>
          </table:table-cell>
          <table:table-cell office:value-type="string">
            <text:p>191 R Maréchal Leclerc 97400 SAINT DENIS</text:p>
          </table:table-cell>
          <table:table-cell office:value-type="string">
            <text:p>+262 2 62 21 11 45</text:p>
          </table:table-cell>
          <table:table-cell table:number-columns-repeated="2"/>
        </table:table-row>
        <table:table-row table:style-name="ro2">
          <table:table-cell office:value-type="string">
            <text:p>GEM ATELIER BIJOUX</text:p>
          </table:table-cell>
          <table:table-cell table:style-name="ce8" office:value-type="string">
            <text:p><text:a xlink:href="https://www.pagesjaunes.fr/pros/60886511#">14 r Gén de Gaulle 97438 Sainte Marie</text:a> </text:p>
          </table:table-cell>
          <table:table-cell office:value-type="string">
            <text:p>02 62 29 15 75</text:p>
          </table:table-cell>
          <table:table-cell table:number-columns-repeated="2"/>
        </table:table-row>
        <table:table-row table:style-name="ro2">
          <table:table-cell office:value-type="string">
            <text:p>Astrid</text:p>
          </table:table-cell>
          <table:table-cell office:value-type="string">
            <text:p>St Gilles Les Bains 2 pl Paul Julius Bénard St Gilles Les Bains 97434 Saint Paul</text:p>
          </table:table-cell>
          <table:table-cell office:value-type="string">
            <text:p>+262 2 62 22 38 85</text:p>
          </table:table-cell>
          <table:table-cell table:number-columns-repeated="2"/>
        </table:table-row>
        <table:table-row table:style-name="ro2">
          <table:table-cell office:value-type="string">
            <text:p>Canaguy Augusta</text:p>
          </table:table-cell>
          <table:table-cell office:value-type="string">
            <text:p>8 r Limites 97412 BRAS PANON</text:p>
          </table:table-cell>
          <table:table-cell office:value-type="string">
            <text:p>+262 2 62 51 63 81</text:p>
          </table:table-cell>
          <table:table-cell table:number-columns-repeated="2"/>
        </table:table-row>
        <table:table-row table:style-name="ro2">
          <table:table-cell office:value-type="string">
            <text:p>Vendôme Joaillerie</text:p>
          </table:table-cell>
          <table:table-cell office:value-type="string">
            <text:p>71 r Jean Chatel 97400 Saint Denis</text:p>
          </table:table-cell>
          <table:table-cell office:value-type="string">
            <text:p>+262 2 62 48 15 15</text:p>
          </table:table-cell>
          <table:table-cell table:number-columns-repeated="2"/>
        </table:table-row>
        <table:table-row table:style-name="ro2">
          <table:table-cell office:value-type="string">
            <text:p>Julien d'Orcel</text:p>
          </table:table-cell>
          <table:table-cell office:value-type="string">
            <text:p>CC Jumbo Score Cap sacré coeur 97420 Le Port</text:p>
          </table:table-cell>
          <table:table-cell office:value-type="string">
            <text:p>0262 85 00 23</text:p>
          </table:table-cell>
          <table:table-cell office:value-type="string">
            <text:p><text:a xlink:href="mailto:contact@juliendorcel.com">contact@juliendorcel.com</text:a></text:p>
          </table:table-cell>
          <table:table-cell office:value-type="string">
            <text:p>https://www.juliendorcel.com/</text:p>
          </table:table-cell>
        </table:table-row>
        <table:table-row table:style-name="ro2">
          <table:table-cell office:value-type="string">
            <text:p>Boat Watch - Horlogerie Eric Andria</text:p>
          </table:table-cell>
          <table:table-cell office:value-type="string">
            <text:p>St Gilles Les Bains pl Paul Julius Bénard 97434 SAINT PAUL </text:p>
          </table:table-cell>
          <table:table-cell office:value-type="string">
            <text:p>+262 6 92 71 50 33</text:p>
          </table:table-cell>
          <table:table-cell table:number-columns-repeated="2"/>
        </table:table-row>
        <table:table-row table:style-name="ro2">
          <table:table-cell office:value-type="string">
            <text:p>Bijouterie Grain D'Or</text:p>
          </table:table-cell>
          <table:table-cell office:value-type="string">
            <text:p>513 av République 97440 Saint André</text:p>
          </table:table-cell>
          <table:table-cell office:value-type="string">
            <text:p>+262 2 62 46 25 92</text:p>
          </table:table-cell>
          <table:table-cell table:number-columns-repeated="2"/>
        </table:table-row>
        <table:table-row table:style-name="ro2">
          <table:table-cell office:value-type="string">
            <text:p>Gold Center OI</text:p>
          </table:table-cell>
          <table:table-cell office:value-type="string">
            <text:p>centre cial Sacré Coeur 97420 PORT (LE)</text:p>
          </table:table-cell>
          <table:table-cell office:value-type="string">
            <text:p>+262 2 62 45 87 08</text:p>
          </table:table-cell>
          <table:table-cell table:number-columns-repeated="2"/>
        </table:table-row>
        <table:table-row table:style-name="ro2">
          <table:table-cell office:value-type="string">
            <text:p>Bijouterie Rêve d'Or</text:p>
          </table:table-cell>
          <table:table-cell office:value-type="string">
            <text:p>18 av République 97440 Saint André</text:p>
          </table:table-cell>
          <table:table-cell office:value-type="string">
            <text:p>+262 2 62 46 27 11</text:p>
          </table:table-cell>
          <table:table-cell table:number-columns-repeated="2"/>
        </table:table-row>
        <table:table-row table:style-name="ro2">
          <table:table-cell office:value-type="string">
            <text:p>Le Point</text:p>
          </table:table-cell>
          <table:table-cell office:value-type="string">
            <text:p>111 r Jules Auber 97400 Saint Denis</text:p>
          </table:table-cell>
          <table:table-cell office:value-type="string">
            <text:p>+262 2 62 21 43 76</text:p>
          </table:table-cell>
          <table:table-cell table:number-columns-repeated="2"/>
        </table:table-row>
        <table:table-row table:style-name="ro2">
          <table:table-cell office:value-type="string">
            <text:p>Thalie</text:p>
          </table:table-cell>
          <table:table-cell office:value-type="string">
            <text:p>46 r Commerce Bellemene 97460 Saint Paul</text:p>
          </table:table-cell>
          <table:table-cell office:value-type="string">
            <text:p>+262 2 62 33 20 00</text:p>
          </table:table-cell>
          <table:table-cell table:number-columns-repeated="2"/>
        </table:table-row>
        <table:table-row table:style-name="ro2">
          <table:table-cell office:value-type="string">
            <text:p>Law Thu Nathalie</text:p>
          </table:table-cell>
          <table:table-cell office:value-type="string">
            <text:p>88 r Jean Chatel 97400 Saint Denis</text:p>
          </table:table-cell>
          <table:table-cell office:value-type="string">
            <text:p>+262 2 62 21 16 83</text:p>
          </table:table-cell>
          <table:table-cell table:number-columns-repeated="2"/>
        </table:table-row>
        <table:table-row table:style-name="ro2">
          <table:table-cell office:value-type="string">
            <text:p>Swarovski</text:p>
          </table:table-cell>
          <table:table-cell office:value-type="string">
            <text:p>46 r Commerce Bellemene 97460 Saint Paul</text:p>
          </table:table-cell>
          <table:table-cell office:value-type="string">
            <text:p>+262 2 62 33 20 00</text:p>
          </table:table-cell>
          <table:table-cell office:value-type="string">
            <text:p><text:a xlink:href="mailto:info@swarovski.com">info@swarovski.com</text:a></text:p>
          </table:table-cell>
          <table:table-cell office:value-type="string">
            <text:p>https://www.swarovski.com/en-AA/</text:p>
          </table:table-cell>
        </table:table-row>
        <table:table-row table:style-name="ro2">
          <table:table-cell office:value-type="string">
            <text:p>Gold Center OI</text:p>
          </table:table-cell>
          <table:table-cell office:value-type="string">
            <text:p>54 r Bons Enfants 97410 Saint Pierre</text:p>
          </table:table-cell>
          <table:table-cell office:value-type="string">
            <text:p>+262 2 62 45 87 05</text:p>
          </table:table-cell>
          <table:table-cell/>
          <table:table-cell office:value-type="string">
            <text:p><text:a xlink:href="http://goldcenter.re/">http://goldcenter.re</text:a></text:p>
          </table:table-cell>
        </table:table-row>
        <table:table-row table:style-name="ro2">
          <table:table-cell office:value-type="string">
            <text:p>Version Argent</text:p>
          </table:table-cell>
          <table:table-cell office:value-type="string">
            <text:p>le Piton St Leu 31 r Moulin 97424 SAINT LEU </text:p>
          </table:table-cell>
          <table:table-cell office:value-type="string">
            <text:p>+262 2 62 59 28 31</text:p>
          </table:table-cell>
          <table:table-cell table:number-columns-repeated="2"/>
        </table:table-row>
        <table:table-row table:style-name="ro2">
          <table:table-cell office:value-type="string">
            <text:p>Océanor</text:p>
          </table:table-cell>
          <table:table-cell office:value-type="string">
            <text:p>Hyper Crack 1 av Océanites 97410 SAINT PIERRE </text:p>
          </table:table-cell>
          <table:table-cell office:value-type="string">
            <text:p>+262 2 62 45 86 15</text:p>
          </table:table-cell>
          <table:table-cell office:value-type="string">
            <text:p><text:a xlink:href="mailto:contact@oceanor.fr">contact@oceanor.fr</text:a></text:p>
          </table:table-cell>
          <table:table-cell office:value-type="string">
            <text:p><text:a xlink:href="https://www.oceanor.fr/">https://www.oceanor.fr/</text:a></text:p>
          </table:table-cell>
        </table:table-row>
        <table:table-row table:style-name="ro2">
          <table:table-cell table:style-name="ce7" office:value-type="string">
            <text:p>Bijouterie Zivraj</text:p>
          </table:table-cell>
          <table:table-cell table:style-name="ce7" office:value-type="string">
            <text:p>39 bd Océan 97400 Saint Denis</text:p>
          </table:table-cell>
          <table:table-cell table:style-name="ce7" office:value-type="string">
            <text:p>+262 2 62 41 22 15</text:p>
          </table:table-cell>
          <table:table-cell table:style-name="ce7" table:number-columns-repeated="2"/>
        </table:table-row>
        <table:table-row table:style-name="ro2">
          <table:table-cell office:value-type="string">
            <text:p>Fock Hine</text:p>
          </table:table-cell>
          <table:table-cell office:value-type="string">
            <text:p>96 av Principale 97450 Saint Louis</text:p>
          </table:table-cell>
          <table:table-cell office:value-type="string">
            <text:p>0262 26 13 66</text:p>
          </table:table-cell>
          <table:table-cell table:number-columns-repeated="2"/>
        </table:table-row>
        <table:table-row table:style-name="ro2">
          <table:table-cell office:value-type="string">
            <text:p>L'or du temps</text:p>
          </table:table-cell>
          <table:table-cell office:value-type="string">
            <text:p>439 Bis av Ile de France 97440 Saint André</text:p>
          </table:table-cell>
          <table:table-cell office:value-type="string">
            <text:p>+262 6 92 08 09 09</text:p>
          </table:table-cell>
          <table:table-cell table:number-columns-repeated="2"/>
        </table:table-row>
        <table:table-row table:style-name="ro2">
          <table:table-cell office:value-type="string">
            <text:p>Pièces D'Or</text:p>
          </table:table-cell>
          <table:table-cell office:value-type="string">
            <text:p>Ste Clotilde 62 bd Chaudron 97490 SAINT DENIS</text:p>
          </table:table-cell>
          <table:table-cell office:value-type="string">
            <text:p>+262 2 62 39 44 04</text:p>
          </table:table-cell>
          <table:table-cell office:value-type="string">
            <text:p>contact@pieces-or.com</text:p>
          </table:table-cell>
          <table:table-cell office:value-type="string">
            <text:p>https://www.pieces-or.com/cgv.php</text:p>
          </table:table-cell>
        </table:table-row>
        <table:table-row table:style-name="ro2">
          <table:table-cell office:value-type="string">
            <text:p>10islands</text:p>
          </table:table-cell>
          <table:table-cell office:value-type="string">
            <text:p>45 r Alexis de Villeneuve 97400 Saint Denis</text:p>
          </table:table-cell>
          <table:table-cell office:value-type="string">
            <text:p>+262 6 92 94 76 01</text:p>
          </table:table-cell>
          <table:table-cell office:value-type="string">
            <text:p>bonjour@10islands.fr</text:p>
          </table:table-cell>
          <table:table-cell office:value-type="string">
            <text:p>https://10islands.fr/nous-contacter</text:p>
          </table:table-cell>
        </table:table-row>
        <table:table-row table:style-name="ro2">
          <table:table-cell office:value-type="string">
            <text:p>Kessy Bijoux</text:p>
          </table:table-cell>
          <table:table-cell office:value-type="string">
            <text:p>Rte Nationale 2 178 r Raphaël Babet 97480 SAINT JOSEPH</text:p>
          </table:table-cell>
          <table:table-cell office:value-type="string">
            <text:p>+262 2 62 56 57 06</text:p>
          </table:table-cell>
          <table:table-cell table:number-columns-repeated="2"/>
        </table:table-row>
        <table:table-row table:style-name="ro2">
          <table:table-cell office:value-type="string">
            <text:p>Carla Conta Couture</text:p>
          </table:table-cell>
          <table:table-cell office:value-type="string">
            <text:p>St Gilles Les Bains 7 r St Louis 97434 SAINT PAUL </text:p>
          </table:table-cell>
          <table:table-cell office:value-type="string">
            <text:p>+262 2 62 49 07 07</text:p>
          </table:table-cell>
          <table:table-cell office:value-type="string">
            <text:p><text:a xlink:href="mailto:contact@carla-conta.com">contact@carla-conta.com</text:a></text:p>
          </table:table-cell>
          <table:table-cell office:value-type="string">
            <text:p>https://carla-conta.com/</text:p>
          </table:table-cell>
        </table:table-row>
        <table:table-row table:style-name="ro2">
          <table:table-cell office:value-type="string">
            <text:p>Tropicor Bijouterie</text:p>
          </table:table-cell>
          <table:table-cell office:value-type="string">
            <text:p>r Mar Leclerc 97400 Saint Denis</text:p>
          </table:table-cell>
          <table:table-cell office:value-type="string">
            <text:p>+262 6 92 91 99 19</text:p>
          </table:table-cell>
          <table:table-cell office:value-type="string">
            <text:p><text:a xlink:href="mailto:info@tropicor.com">info@tropicor.com</text:a></text:p>
          </table:table-cell>
          <table:table-cell office:value-type="string">
            <text:p>https://www.tropicor.com/policies/legal-notice</text:p>
          </table:table-cell>
        </table:table-row>
        <table:table-row table:style-name="ro2">
          <table:table-cell office:value-type="string">
            <text:p>Bijouterie Diamant Nguyen</text:p>
          </table:table-cell>
          <table:table-cell office:value-type="string">
            <text:p>34 r Jean Chatel 97400 Saint Denis</text:p>
          </table:table-cell>
          <table:table-cell office:value-type="string">
            <text:p>+262 2 62 20 36 03</text:p>
          </table:table-cell>
          <table:table-cell table:number-columns-repeated="2"/>
        </table:table-row>
        <table:table-row table:style-name="ro2">
          <table:table-cell office:value-type="string">
            <text:p>PETIT MARIE CHRISTIANE</text:p>
          </table:table-cell>
          <table:table-cell office:value-type="string">
            <text:p>La Mtagn 38 chem Alizés 97417 Saint Denis</text:p>
          </table:table-cell>
          <table:table-cell office:value-type="string">
            <text:p>+262 6 92 01 54 10</text:p>
          </table:table-cell>
          <table:table-cell/>
          <table:table-cell office:value-type="string">
            <text:p>https://www.mineressence.com/</text:p>
          </table:table-cell>
        </table:table-row>
        <table:table-row table:style-name="ro2">
          <table:table-cell office:value-type="string">
            <text:p>Shop Sylver Boutik</text:p>
          </table:table-cell>
          <table:table-cell office:value-type="string">
            <text:p>2 Bis r Victor Le Vigoureux 97410 SAINT PIERRE </text:p>
          </table:table-cell>
          <table:table-cell office:value-type="string">
            <text:p>+262 2 62 01 11 54</text:p>
          </table:table-cell>
          <table:table-cell table:number-columns-repeated="2"/>
        </table:table-row>
        <table:table-row table:style-name="ro2">
          <table:table-cell office:value-type="string">
            <text:p>Océanor</text:p>
          </table:table-cell>
          <table:table-cell office:value-type="string">
            <text:p>Carrefour av Mahatma Gandhi 97441 SAINTE SUZANNE</text:p>
          </table:table-cell>
          <table:table-cell office:value-type="string">
            <text:p>+262 2 62 45 86 07</text:p>
          </table:table-cell>
          <table:table-cell table:number-columns-repeated="2"/>
        </table:table-row>
        <table:table-row table:style-name="ro2">
          <table:table-cell office:value-type="string">
            <text:p>Comptoir De L'Or</text:p>
          </table:table-cell>
          <table:table-cell office:value-type="string">
            <text:p>5 Bis r Mangalon 97460 Saint Paul</text:p>
          </table:table-cell>
          <table:table-cell office:value-type="string">
            <text:p>+262 2 62 71 60 18</text:p>
          </table:table-cell>
          <table:table-cell table:number-columns-repeated="2"/>
        </table:table-row>
        <table:table-row table:style-name="ro2">
          <table:table-cell office:value-type="string">
            <text:p>Danilor</text:p>
          </table:table-cell>
          <table:table-cell office:value-type="string">
            <text:p>r Mar Leclerc 97400 Saint Denis</text:p>
          </table:table-cell>
          <table:table-cell office:value-type="string">
            <text:p>+262 2 62 21 56 77 / 02 62 21 47 13</text:p>
          </table:table-cell>
          <table:table-cell table:number-columns-repeated="2"/>
        </table:table-row>
        <table:table-row table:style-name="ro2">
          <table:table-cell office:value-type="string">
            <text:p>Gold Center OI</text:p>
          </table:table-cell>
          <table:table-cell office:value-type="string">
            <text:p>chem Jean Robert 97470 SAINT BENOIT</text:p>
          </table:table-cell>
          <table:table-cell office:value-type="string">
            <text:p>+262 2 62 45 87 06</text:p>
          </table:table-cell>
          <table:table-cell table:number-columns-repeated="2"/>
        </table:table-row>
        <table:table-row table:style-name="ro2">
          <table:table-cell office:value-type="string">
            <text:p>Sas Narsy Et Fils</text:p>
          </table:table-cell>
          <table:table-cell office:value-type="string">
            <text:p>74 av Roland Garros 97438 SAINTE MARIE </text:p>
          </table:table-cell>
          <table:table-cell office:value-type="string">
            <text:p>+262 2 62 98 44 20</text:p>
          </table:table-cell>
          <table:table-cell table:number-columns-repeated="2"/>
        </table:table-row>
        <table:table-row table:style-name="ro2">
          <table:table-cell office:value-type="string">
            <text:p>Topaze</text:p>
          </table:table-cell>
          <table:table-cell office:value-type="string">
            <text:p><text:s/>70 r Jean Chatel 97400 Saint Denis</text:p>
          </table:table-cell>
          <table:table-cell office:value-type="string">
            <text:p>+262 2 62 20 11 18</text:p>
          </table:table-cell>
          <table:table-cell table:number-columns-repeated="2"/>
        </table:table-row>
        <table:table-row table:style-name="ro2">
          <table:table-cell office:value-type="string">
            <text:p>Version Argent Sud</text:p>
          </table:table-cell>
          <table:table-cell office:value-type="string">
            <text:p>résid Epicea 37 av Indes 97410 SAINT PIERRE</text:p>
          </table:table-cell>
          <table:table-cell office:value-type="string">
            <text:p>+262 2 62 35 20 39</text:p>
          </table:table-cell>
          <table:table-cell table:number-columns-repeated="2"/>
        </table:table-row>
        <table:table-row table:style-name="ro2">
          <table:table-cell office:value-type="string">
            <text:p>So Store</text:p>
          </table:table-cell>
          <table:table-cell office:value-type="string">
            <text:p>Mishka 50 r Gén de Gaulle 97460 SAINT PAUL</text:p>
          </table:table-cell>
          <table:table-cell office:value-type="string">
            <text:p>+262 2 62 43 61 56</text:p>
          </table:table-cell>
          <table:table-cell table:number-columns-repeated="2"/>
        </table:table-row>
        <table:table-row table:style-name="ro2">
          <table:table-cell office:value-type="string">
            <text:p>J.L.D</text:p>
          </table:table-cell>
          <table:table-cell office:value-type="string">
            <text:p>St Gilles Les Bains 53 r Jades 97434 SAINT PAUL</text:p>
          </table:table-cell>
          <table:table-cell office:value-type="string">
            <text:p>+262 2 62 39 21 98</text:p>
          </table:table-cell>
          <table:table-cell table:number-columns-repeated="2"/>
        </table:table-row>
        <table:table-row table:style-name="ro2">
          <table:table-cell office:value-type="string">
            <text:p>Calliope</text:p>
          </table:table-cell>
          <table:table-cell office:value-type="string">
            <text:p>chem Bassin Plat 97410 SAINT PIERRE</text:p>
          </table:table-cell>
          <table:table-cell office:value-type="string">
            <text:p>+262 2 62 33 20 00</text:p>
          </table:table-cell>
          <table:table-cell table:number-columns-repeated="2"/>
        </table:table-row>
        <table:table-row table:style-name="ro2">
          <table:table-cell office:value-type="string">
            <text:p>Les Trois Petits Singes</text:p>
          </table:table-cell>
          <table:table-cell office:value-type="string">
            <text:p>27 r Commerce 97460 Saint Paul</text:p>
          </table:table-cell>
          <table:table-cell office:value-type="string">
            <text:p>+262 2 62 54 86 94</text:p>
          </table:table-cell>
          <table:table-cell table:number-columns-repeated="2"/>
        </table:table-row>
        <table:table-row table:style-name="ro2">
          <table:table-cell office:value-type="string">
            <text:p>Le Monde des Perles</text:p>
          </table:table-cell>
          <table:table-cell office:value-type="string">
            <text:p>6 imp Cannelles 97414 Entre Deux</text:p>
          </table:table-cell>
          <table:table-cell office:value-type="string">
            <text:p>+262 2 62 22 02 66</text:p>
          </table:table-cell>
          <table:table-cell table:number-columns-repeated="2"/>
        </table:table-row>
        <table:table-row table:style-name="ro2">
          <table:table-cell office:value-type="string">
            <text:p>SERINITY SARL</text:p>
          </table:table-cell>
          <table:table-cell office:value-type="string">
            <text:p>76 centre cial Cocoteraie 97440 Saint André</text:p>
          </table:table-cell>
          <table:table-cell office:value-type="string">
            <text:p>+262 6 92 70 47 87</text:p>
          </table:table-cell>
          <table:table-cell table:number-columns-repeated="2"/>
        </table:table-row>
        <table:table-row table:style-name="ro2">
          <table:table-cell office:value-type="string">
            <text:p>Bijouterie Rubis</text:p>
          </table:table-cell>
          <table:table-cell office:value-type="string">
            <text:p>300 r Lycée 97440 SAINT ANDRE </text:p>
          </table:table-cell>
          <table:table-cell office:value-type="string">
            <text:p>+262 6 92 36 12 10</text:p>
          </table:table-cell>
          <table:table-cell table:number-columns-repeated="2"/>
        </table:table-row>
        <table:table-row table:style-name="ro2">
          <table:table-cell office:value-type="string">
            <text:p>Madi Diffusion</text:p>
          </table:table-cell>
          <table:table-cell office:value-type="string">
            <text:p>119 R RUE GENERAL LANDBERT 71 r Gén Lambert 97436 SAINT LEU </text:p>
          </table:table-cell>
          <table:table-cell office:value-type="string">
            <text:p>+262 2 62 34 94 35</text:p>
          </table:table-cell>
          <table:table-cell table:number-columns-repeated="2"/>
        </table:table-row>
        <table:table-row table:style-name="ro2">
          <table:table-cell office:value-type="string">
            <text:p>Bijouterie mitha</text:p>
          </table:table-cell>
          <table:table-cell office:value-type="string">
            <text:p>313 av République 97440 Saint André</text:p>
          </table:table-cell>
          <table:table-cell office:value-type="string">
            <text:p>+262 6 93 13 35 86</text:p>
          </table:table-cell>
          <table:table-cell table:number-columns-repeated="2"/>
        </table:table-row>
        <table:table-row table:style-name="ro2">
          <table:table-cell office:value-type="string">
            <text:p>Rhea</text:p>
          </table:table-cell>
          <table:table-cell office:value-type="string">
            <text:p>Ctre Cial Jumbo 32 r Michel Ange 97438 SAINTE MARIE</text:p>
          </table:table-cell>
          <table:table-cell office:value-type="string">
            <text:p>+262 2 62 97 14 77</text:p>
          </table:table-cell>
          <table:table-cell table:number-columns-repeated="2"/>
        </table:table-row>
        <table:table-row table:style-name="ro2">
          <table:table-cell office:value-type="string">
            <text:p>Comptoir Austral De L' Or</text:p>
          </table:table-cell>
          <table:table-cell office:value-type="string">
            <text:p>132 r Luc Lorion 97410 Saint Pierre</text:p>
          </table:table-cell>
          <table:table-cell office:value-type="string">
            <text:p>+262 6 92 28 23 08</text:p>
          </table:table-cell>
          <table:table-cell table:number-columns-repeated="2"/>
        </table:table-row>
        <table:table-row table:style-name="ro2">
          <table:table-cell office:value-type="string">
            <text:p>Ramatola Frères</text:p>
          </table:table-cell>
          <table:table-cell office:value-type="string">
            <text:p>bât N2 53 r Suffren 97460 SAINT PAUL</text:p>
          </table:table-cell>
          <table:table-cell office:value-type="string">
            <text:p>+262 2 62 45 17 10</text:p>
          </table:table-cell>
          <table:table-cell table:number-columns-repeated="2"/>
        </table:table-row>
        <table:table-row table:style-name="ro2">
          <table:table-cell office:value-type="string">
            <text:p>Prophoto SARL</text:p>
          </table:table-cell>
          <table:table-cell office:value-type="string">
            <text:p><text:s/>Ile De La Réunion 81 chem Moulin à Eau 97460 SAINT PAUL</text:p>
          </table:table-cell>
          <table:table-cell office:value-type="string">
            <text:p>+262 2 62 55 32 76</text:p>
          </table:table-cell>
          <table:table-cell table:number-columns-repeated="2"/>
        </table:table-row>
        <table:table-row table:style-name="ro2">
          <table:table-cell office:value-type="string">
            <text:p>Sensuelle Or</text:p>
          </table:table-cell>
          <table:table-cell office:value-type="string">
            <text:p>2 Bis r Eglise 97450 SAINT LOUIS</text:p>
          </table:table-cell>
          <table:table-cell office:value-type="string">
            <text:p>+262 2 62 32 67 02</text:p>
          </table:table-cell>
          <table:table-cell table:number-columns-repeated="2"/>
        </table:table-row>
        <table:table-row table:style-name="ro2">
          <table:table-cell office:value-type="string">
            <text:p>Srr Ltb Canabady</text:p>
          </table:table-cell>
          <table:table-cell office:value-type="string">
            <text:p>1 av Océanites 97410 SAINT PIERRE</text:p>
          </table:table-cell>
          <table:table-cell office:value-type="string">
            <text:p>+262 2 62 70 93 49</text:p>
          </table:table-cell>
          <table:table-cell table:number-columns-repeated="2"/>
        </table:table-row>
        <table:table-row table:style-name="ro2">
          <table:table-cell office:value-type="string">
            <text:p>Sensuel'Or</text:p>
          </table:table-cell>
          <table:table-cell office:value-type="string">
            <text:p>110 r Hubert Delisle 97430 Tampon (Le) </text:p>
          </table:table-cell>
          <table:table-cell office:value-type="string">
            <text:p>+262 2 62 59 93 74</text:p>
          </table:table-cell>
          <table:table-cell table:number-columns-repeated="2"/>
        </table:table-row>
      </table:table>
      <table:table table:name="non" table:style-name="ta1" table:print="false">
        <table:table-column table:style-name="co4" table:number-columns-repeated="5" table:default-cell-style-name="ce9"/>
        <table:table-column table:style-name="co4" table:default-cell-style-name="Default"/>
        <table:table-row table:style-name="ro2">
          <table:table-cell office:value-type="string">
            <text:p>Bijouterie Pala - Créateur Joaillier</text:p>
          </table:table-cell>
          <table:table-cell office:value-type="string">
            <text:p>58 r Jean Chatel 97400 Saint Denis </text:p>
          </table:table-cell>
          <table:table-cell office:value-type="string">
            <text:p>+262 2 62 21 32 88</text:p>
          </table:table-cell>
          <table:table-cell table:number-columns-repeated="3"/>
        </table:table-row>
        <table:table-row table:style-name="ro2">
          <table:table-cell office:value-type="string">
            <text:p>GEM ATELIER BIJOUX</text:p>
          </table:table-cell>
          <table:table-cell office:value-type="string">
            <text:p>73 av Bourbon St Gilles les Bains 97434 Saint Paul</text:p>
          </table:table-cell>
          <table:table-cell office:value-type="string">
            <text:p>02 62 42 21 58</text:p>
          </table:table-cell>
          <table:table-cell table:number-columns-repeated="3"/>
        </table:table-row>
        <table:table-row table:style-name="ro2">
          <table:table-cell office:value-type="string">
            <text:p>Océanor</text:p>
          </table:table-cell>
          <table:table-cell office:value-type="string">
            <text:p>Ste Clotilde 75 r Karting 97490 SAINT DENIS</text:p>
          </table:table-cell>
          <table:table-cell office:value-type="string">
            <text:p>+262 2 62 45 86 06</text:p>
          </table:table-cell>
          <table:table-cell office:value-type="string">
            <text:p><text:a xlink:href="mailto:contact@oceanor.fr">contact@oceanor.fr</text:a></text:p>
          </table:table-cell>
          <table:table-cell office:value-type="string">
            <text:p>https://www.oceanor.re/</text:p>
          </table:table-cell>
          <table:table-cell/>
        </table:table-row>
        <table:table-row table:style-name="ro2">
          <table:table-cell office:value-type="string">
            <text:p>Bijouterie Kalidas</text:p>
          </table:table-cell>
          <table:table-cell office:value-type="string">
            <text:p>54 r Jean Chatel 97400 Saint Denis</text:p>
          </table:table-cell>
          <table:table-cell office:value-type="string">
            <text:p>+262 2 62 20 03 50</text:p>
          </table:table-cell>
          <table:table-cell table:number-columns-repeated="3"/>
        </table:table-row>
        <table:table-row table:style-name="ro2">
          <table:table-cell office:value-type="string">
            <text:p>Jora</text:p>
          </table:table-cell>
          <table:table-cell office:value-type="string">
            <text:p>imm Aldabra 47 av Indes 97410 SAINT PIERRE</text:p>
          </table:table-cell>
          <table:table-cell office:value-type="string">
            <text:p>+262 2 62 96 72 19</text:p>
          </table:table-cell>
          <table:table-cell table:number-columns-repeated="3"/>
        </table:table-row>
        <table:table-row table:style-name="ro2">
          <table:table-cell office:value-type="string">
            <text:p>Shivani Eurl</text:p>
          </table:table-cell>
          <table:table-cell office:value-type="string">
            <text:p>67 r Bons Enfants 97410 Saint Pierre</text:p>
          </table:table-cell>
          <table:table-cell office:value-type="string">
            <text:p>+262 2 62 91 70 15</text:p>
          </table:table-cell>
          <table:table-cell table:number-columns-repeated="3"/>
        </table:table-row>
        <table:table-row table:style-name="ro2">
          <table:table-cell office:value-type="string">
            <text:p>Trophées De La Réunion</text:p>
          </table:table-cell>
          <table:table-cell office:value-type="string">
            <text:p>102 r Mahatma Gandhi 97419 Possession (La)</text:p>
          </table:table-cell>
          <table:table-cell office:value-type="string">
            <text:p>+262 2 62 22 32 97</text:p>
          </table:table-cell>
          <table:table-cell table:number-columns-repeated="3"/>
        </table:table-row>
        <table:table-row table:style-name="ro2">
          <table:table-cell office:value-type="string">
            <text:p>Julien d'Orcel</text:p>
          </table:table-cell>
          <table:table-cell office:value-type="string">
            <text:p>48 A av Indes 97410 Saint Pierre</text:p>
          </table:table-cell>
          <table:table-cell office:value-type="string">
            <text:p>02 62 96 72 19</text:p>
          </table:table-cell>
          <table:table-cell table:number-columns-repeated="3"/>
        </table:table-row>
        <table:table-row table:style-name="ro2">
          <table:table-cell office:value-type="string">
            <text:p>Océanor</text:p>
          </table:table-cell>
          <table:table-cell office:value-type="string">
            <text:p>46 r Commerce Bellemene 97460 Saint Paul</text:p>
          </table:table-cell>
          <table:table-cell office:value-type="string">
            <text:p>+262 2 62 45 86 17</text:p>
          </table:table-cell>
          <table:table-cell office:value-type="string">
            <text:p><text:a xlink:href="mailto:contact@oceanor.fr">contact@oceanor.fr</text:a></text:p>
          </table:table-cell>
          <table:table-cell office:value-type="string">
            <text:p>https://www.oceanor.re/</text:p>
          </table:table-cell>
          <table:table-cell/>
        </table:table-row>
        <table:table-row table:style-name="ro2">
          <table:table-cell office:value-type="string">
            <text:p>Gold Center OI</text:p>
          </table:table-cell>
          <table:table-cell office:value-type="string">
            <text:p>57 r Mar Leclerc 97400 SAINT DENIS</text:p>
          </table:table-cell>
          <table:table-cell office:value-type="string">
            <text:p>+262 2 62 45 87 02</text:p>
          </table:table-cell>
          <table:table-cell table:number-columns-repeated="3"/>
        </table:table-row>
        <table:table-row table:style-name="ro2">
          <table:table-cell office:value-type="string">
            <text:p>Sensuelle Or</text:p>
          </table:table-cell>
          <table:table-cell office:value-type="string">
            <text:p>les Trois Mares 7 av Europe 97430 TAMPON (LE) </text:p>
          </table:table-cell>
          <table:table-cell office:value-type="string">
            <text:p>+262 2 62 25 33 94</text:p>
          </table:table-cell>
          <table:table-cell table:number-columns-repeated="3"/>
        </table:table-row>
        <table:table-row table:style-name="ro2">
          <table:table-cell table:style-name="ce10" office:value-type="string">
            <text:p>Aux Lingots d'Or</text:p>
          </table:table-cell>
          <table:table-cell table:style-name="ce10" office:value-type="string">
            <text:p>Galerie du centre à coté de la caserne des pompiers 317 r Mar Leclerc 97400 Saint Denis</text:p>
          </table:table-cell>
          <table:table-cell table:style-name="ce10" office:value-type="string">
            <text:p>+262 2 62 21 93 70</text:p>
          </table:table-cell>
          <table:table-cell table:style-name="ce10" office:value-type="string">
            <text:p><text:a xlink:href="mailto:info@ac-or.com">info@ac-or.com</text:a></text:p>
          </table:table-cell>
          <table:table-cell table:style-name="ce10" office:value-type="string">
            <text:p><text:a xlink:href="https://www.ac-or.fr/">https://www.ac-or.fr/</text:a></text:p>
          </table:table-cell>
          <table:table-cell/>
        </table:table-row>
        <table:table-row table:style-name="ro3">
          <table:table-cell table:style-name="ce10" office:value-type="string">
            <text:p>Julien d'Orcel</text:p>
          </table:table-cell>
          <table:table-cell table:style-name="ce10" office:value-type="string">
            <text:p>14 r Gén de Gaule 97438 Sainte Marie</text:p>
          </table:table-cell>
          <table:table-cell table:style-name="ce10" office:value-type="string">
            <text:p>02 62 85 01 30</text:p>
          </table:table-cell>
          <table:table-cell table:style-name="ce10" table:number-columns-repeated="2"/>
          <table:table-cell/>
        </table:table-row>
        <table:table-row table:style-name="ro4">
          <table:table-cell table:style-name="ce10" office:value-type="string">
            <text:p>GEM ATELIER BIOUX</text:p>
          </table:table-cell>
          <table:table-cell table:style-name="ce10" office:value-type="string">
            <text:p>1 av des Océanites Local 33 97410 Saint Pierre</text:p>
          </table:table-cell>
          <table:table-cell table:style-name="ce10" office:value-type="string">
            <text:p>02 62 24 62 20</text:p>
          </table:table-cell>
          <table:table-cell table:style-name="ce10" office:value-type="string">
            <text:p>contact.ateliergem@orange.fr</text:p>
          </table:table-cell>
          <table:table-cell table:style-name="ce10" office:value-type="string">
            <text:p>https://gembijoux.com/</text:p>
          </table:table-cell>
          <table:table-cell/>
        </table:table-row>
        <table:table-row table:style-name="ro5">
          <table:table-cell table:style-name="ce10" office:value-type="string">
            <text:p>Sensuel'Or</text:p>
          </table:table-cell>
          <table:table-cell table:style-name="ce10" office:value-type="string">
            <text:p>80 r Bons Enfants 97410 Saint Pierre</text:p>
          </table:table-cell>
          <table:table-cell table:style-name="ce10" office:value-type="string">
            <text:p><text:s/>+262 2 62 59 35 70</text:p>
          </table:table-cell>
          <table:table-cell table:style-name="ce10" table:number-columns-repeated="2"/>
          <table:table-cell/>
        </table:table-row>
        <table:table-row table:style-name="ro5">
          <table:table-cell office:value-type="string">
            <text:p>Océanor</text:p>
          </table:table-cell>
          <table:table-cell office:value-type="string">
            <text:p>29 r Bons Enfants 97410 Saint Pierre</text:p>
          </table:table-cell>
          <table:table-cell office:value-type="string">
            <text:p>+262 2 62 45 86 05</text:p>
          </table:table-cell>
          <table:table-cell office:value-type="string">
            <text:p><text:a xlink:href="mailto:contact@oceanor.fr">contact@oceanor.fr</text:a></text:p>
          </table:table-cell>
          <table:table-cell office:value-type="string">
            <text:p>https://www.oceanor.re/</text:p>
          </table:table-cell>
          <table:table-cell/>
        </table:table-row>
        <table:table-row table:style-name="ro5">
          <table:table-cell office:value-type="string">
            <text:p>Sablonnier Jean-Patrick</text:p>
          </table:table-cell>
          <table:table-cell office:value-type="string">
            <text:p>199 r Hubert Delisle 97430 Tampon (Le)</text:p>
          </table:table-cell>
          <table:table-cell office:value-type="string">
            <text:p>+262 2 62 57 59 75</text:p>
          </table:table-cell>
          <table:table-cell table:number-columns-repeated="3"/>
        </table:table-row>
        <table:table-row table:style-name="ro6">
          <table:table-cell office:value-type="string">
            <text:p>Océanor</text:p>
          </table:table-cell>
          <table:table-cell office:value-type="string">
            <text:p>Hyper Champion 61 cité Am Bouvet 97470 SAINT BENOIT</text:p>
          </table:table-cell>
          <table:table-cell office:value-type="string">
            <text:p>+262 2 62 45 86 12</text:p>
          </table:table-cell>
          <table:table-cell office:value-type="string">
            <text:p><text:a xlink:href="mailto:contact@oceanor.fr">contact@oceanor.fr</text:a></text:p>
          </table:table-cell>
          <table:table-cell office:value-type="string">
            <text:p>https://www.oceanor.re/</text:p>
          </table:table-cell>
          <table:table-cell/>
        </table:table-row>
        <table:table-row table:style-name="ro4">
          <table:table-cell office:value-type="string">
            <text:p>Thermocolor Reunion</text:p>
          </table:table-cell>
          <table:table-cell office:value-type="string">
            <text:p>102 Quinquies r Gén Ailleret 97430 Tampon (Le)</text:p>
          </table:table-cell>
          <table:table-cell office:value-type="string">
            <text:p>+262 6 92 39 37 51</text:p>
          </table:table-cell>
          <table:table-cell/>
          <table:table-cell office:value-type="string">
            <text:p>https://www.thermocolor.re/mentions-legales.php</text:p>
          </table:table-cell>
          <table:table-cell/>
        </table:table-row>
        <table:table-row table:style-name="ro5">
          <table:table-cell office:value-type="string">
            <text:p>LILAWADEE</text:p>
          </table:table-cell>
          <table:table-cell office:value-type="string">
            <text:p>5 clos Bailly la Montagne 97417 Saint Denis </text:p>
          </table:table-cell>
          <table:table-cell office:value-type="string">
            <text:p>Numéro de Mobile +262 6 92 23 52 35</text:p>
          </table:table-cell>
          <table:table-cell table:number-columns-repeated="3"/>
        </table:table-row>
        <table:table-row table:style-name="ro5">
          <table:table-cell office:value-type="string">
            <text:p>Océanor</text:p>
          </table:table-cell>
          <table:table-cell office:value-type="string">
            <text:p>66 r Mar Leclerc 97400 Saint Denis </text:p>
          </table:table-cell>
          <table:table-cell office:value-type="string">
            <text:p>+262 2 62 45 86 11</text:p>
          </table:table-cell>
          <table:table-cell office:value-type="string">
            <text:p><text:a xlink:href="mailto:contact@oceanor.fr">contact@oceanor.fr</text:a></text:p>
          </table:table-cell>
          <table:table-cell office:value-type="string">
            <text:p>https://www.oceanor.re/</text:p>
          </table:table-cell>
          <table:table-cell/>
        </table:table-row>
        <table:table-row table:style-name="ro7">
          <table:table-cell office:value-type="string">
            <text:p>Océanor</text:p>
          </table:table-cell>
          <table:table-cell office:value-type="string">
            <text:p>Ste Clotilde 2 av Mar de Lattre de Tassigny Ste Clotilde 97490 Saint Denis </text:p>
          </table:table-cell>
          <table:table-cell office:value-type="string">
            <text:p>+262 2 62 45 86 04</text:p>
          </table:table-cell>
          <table:table-cell office:value-type="string">
            <text:p><text:a xlink:href="mailto:contact@oceanor.fr">contact@oceanor.fr</text:a></text:p>
          </table:table-cell>
          <table:table-cell office:value-type="string">
            <text:p>https://www.oceanor.re/</text:p>
          </table:table-cell>
          <table:table-cell/>
        </table:table-row>
        <table:table-row table:style-name="ro4">
          <table:table-cell office:value-type="string">
            <text:p>Océanor</text:p>
          </table:table-cell>
          <table:table-cell office:value-type="string">
            <text:p>Jumbo centre cial Sacré Coeur 97420 PORT (LE)</text:p>
          </table:table-cell>
          <table:table-cell office:value-type="string">
            <text:p>+262 2 62 45 86 13</text:p>
          </table:table-cell>
          <table:table-cell office:value-type="string">
            <text:p><text:a xlink:href="mailto:contact@oceanor.fr">contact@oceanor.fr</text:a></text:p>
          </table:table-cell>
          <table:table-cell office:value-type="string">
            <text:p>https://www.oceanor.re/</text:p>
          </table:table-cell>
          <table:table-cell/>
        </table:table-row>
        <table:table-row table:style-name="ro5">
          <table:table-cell office:value-type="string">
            <text:p>Bijouterie Royale</text:p>
          </table:table-cell>
          <table:table-cell office:value-type="string">
            <text:p>29 r Compagnie 97400 Saint Denis</text:p>
          </table:table-cell>
          <table:table-cell office:value-type="string">
            <text:p>+262 2 62 41 45 19</text:p>
          </table:table-cell>
          <table:table-cell table:number-columns-repeated="3"/>
        </table:table-row>
        <table:table-row table:style-name="ro4">
          <table:table-cell office:value-type="string">
            <text:p>Atelier Zarlor</text:p>
          </table:table-cell>
          <table:table-cell office:value-type="string">
            <text:p>St Gilles Les Bains 18 Bis all Cirius 97434 SAINT PAUL</text:p>
          </table:table-cell>
          <table:table-cell office:value-type="string">
            <text:p>+262 6 92 30 72 15</text:p>
          </table:table-cell>
          <table:table-cell table:number-columns-repeated="3"/>
        </table:table-row>
        <table:table-row table:style-name="ro5">
          <table:table-cell office:value-type="string">
            <text:p>Océanor</text:p>
          </table:table-cell>
          <table:table-cell office:value-type="string">
            <text:p>60 r François de Mahy 97420 Port (Le) </text:p>
          </table:table-cell>
          <table:table-cell office:value-type="string">
            <text:p>+262 2 62 45 86 02</text:p>
          </table:table-cell>
          <table:table-cell table:number-columns-repeated="3"/>
        </table:table-row>
        <table:table-row table:style-name="ro5">
          <table:table-cell office:value-type="string">
            <text:p>Océanor</text:p>
          </table:table-cell>
          <table:table-cell office:value-type="string">
            <text:p>158 av Ile de France 97440 Saint André</text:p>
          </table:table-cell>
          <table:table-cell office:value-type="string">
            <text:p>+262 2 62 45 86 14</text:p>
          </table:table-cell>
          <table:table-cell table:number-columns-repeated="3"/>
        </table:table-row>
        <table:table-row table:style-name="ro5">
          <table:table-cell office:value-type="string">
            <text:p>Océanor</text:p>
          </table:table-cell>
          <table:table-cell office:value-type="string">
            <text:p>32 r Michel Ange 97438 SAINTE MARIE</text:p>
          </table:table-cell>
          <table:table-cell office:value-type="string">
            <text:p>+262 2 62 30 23 11</text:p>
          </table:table-cell>
          <table:table-cell table:number-columns-repeated="3"/>
        </table:table-row>
        <table:table-row table:style-name="ro5">
          <table:table-cell office:value-type="string">
            <text:p>Shayoun</text:p>
          </table:table-cell>
          <table:table-cell office:value-type="string">
            <text:p>75 r Jean Chatel 97400 SAINT DENIS</text:p>
          </table:table-cell>
          <table:table-cell office:value-type="string">
            <text:p>+262 2 62 94 11 12</text:p>
          </table:table-cell>
          <table:table-cell table:number-columns-repeated="3"/>
        </table:table-row>
        <table:table-row table:style-name="ro3">
          <table:table-cell office:value-type="string">
            <text:p>Bijouterie Narsy</text:p>
          </table:table-cell>
          <table:table-cell office:value-type="string">
            <text:p>69 r Jean Chatel 97400 Saint Denis</text:p>
          </table:table-cell>
          <table:table-cell office:value-type="string">
            <text:p>+262 2 62 20 01 33</text:p>
          </table:table-cell>
          <table:table-cell table:number-columns-repeated="3"/>
        </table:table-row>
        <table:table-row table:style-name="ro5">
          <table:table-cell office:value-type="string">
            <text:p>Capri S.A.R.L</text:p>
          </table:table-cell>
          <table:table-cell office:value-type="string">
            <text:p>28 r François de Mahy 97420 Port (Le)</text:p>
          </table:table-cell>
          <table:table-cell office:value-type="string">
            <text:p>+262 2 62 42 02 17</text:p>
          </table:table-cell>
          <table:table-cell table:number-columns-repeated="3"/>
        </table:table-row>
        <table:table-row table:style-name="ro5">
          <table:table-cell office:value-type="string">
            <text:p>Modern Studio Photo</text:p>
          </table:table-cell>
          <table:table-cell office:value-type="string">
            <text:p>109 av Principale 97450 Saint Louis</text:p>
          </table:table-cell>
          <table:table-cell office:value-type="string">
            <text:p>+262 2 62 26 14 15</text:p>
          </table:table-cell>
          <table:table-cell table:number-columns-repeated="3"/>
        </table:table-row>
        <table:table-row table:style-name="ro3">
          <table:table-cell office:value-type="string">
            <text:p>DARYE BAZAR</text:p>
          </table:table-cell>
          <table:table-cell office:value-type="string">
            <text:p>50 r Victor Hugo 97440 Saint André</text:p>
          </table:table-cell>
          <table:table-cell office:value-type="string">
            <text:p>+262 2 62 30 47 98</text:p>
          </table:table-cell>
          <table:table-cell table:number-columns-repeated="3"/>
        </table:table-row>
        <table:table-row table:style-name="ro6">
          <table:table-cell office:value-type="string">
            <text:p>Bijouterie Maill'Or</text:p>
          </table:table-cell>
          <table:table-cell office:value-type="string">
            <text:p>Bellemene 24 r Marius et Ary Leblond 97460 SAINT PAUL</text:p>
          </table:table-cell>
          <table:table-cell office:value-type="string">
            <text:p>+262 2 62 32 15 69</text:p>
          </table:table-cell>
          <table:table-cell table:number-columns-repeated="3"/>
        </table:table-row>
        <table:table-row table:style-name="ro4">
          <table:table-cell office:value-type="string">
            <text:p>Version Argent Nord</text:p>
          </table:table-cell>
          <table:table-cell office:value-type="string">
            <text:p>4 av Mahatma Gandhi 97441 Sainte Suzanne</text:p>
          </table:table-cell>
          <table:table-cell office:value-type="string">
            <text:p>+262 2 62 97 13 40</text:p>
          </table:table-cell>
          <table:table-cell table:number-columns-repeated="3"/>
        </table:table-row>
        <table:table-row table:style-name="ro5">
          <table:table-cell office:value-type="string">
            <text:p>Stop Bijoux Réunion</text:p>
          </table:table-cell>
          <table:table-cell office:value-type="string">
            <text:p>119 r Gén Lambert 97436 SAINT LEU</text:p>
          </table:table-cell>
          <table:table-cell office:value-type="string">
            <text:p>+262 2 62 34 94 57</text:p>
          </table:table-cell>
          <table:table-cell table:number-columns-repeated="3"/>
        </table:table-row>
        <table:table-row table:style-name="ro5">
          <table:table-cell office:value-type="string">
            <text:p>Bijouterie Fleurs D'Or</text:p>
          </table:table-cell>
          <table:table-cell office:value-type="string">
            <text:p>169 r Mar Leclerc 97400 Saint Denis</text:p>
          </table:table-cell>
          <table:table-cell office:value-type="string">
            <text:p>+262 2 62 21 47 13</text:p>
          </table:table-cell>
          <table:table-cell table:number-columns-repeated="3"/>
        </table:table-row>
        <table:table-row table:style-name="ro5">
          <table:table-cell office:value-type="string">
            <text:p>Gold Center OI</text:p>
          </table:table-cell>
          <table:table-cell office:value-type="string">
            <text:p>r Marais 97441 SAINTE SUZANNE</text:p>
          </table:table-cell>
          <table:table-cell office:value-type="string">
            <text:p>+262 2 62 45 87 10</text:p>
          </table:table-cell>
          <table:table-cell table:number-columns-repeated="3"/>
        </table:table-row>
        <table:table-row table:style-name="ro5">
          <table:table-cell office:value-type="string">
            <text:p>Gold Center OI</text:p>
          </table:table-cell>
          <table:table-cell office:value-type="string">
            <text:p>all Petit Paris 97410 SAINT PIERRE</text:p>
          </table:table-cell>
          <table:table-cell office:value-type="string">
            <text:p>+262 2 62 45 87 04</text:p>
          </table:table-cell>
          <table:table-cell table:number-columns-repeated="3"/>
        </table:table-row>
        <table:table-row table:style-name="ro5">
          <table:table-cell office:value-type="string">
            <text:p>Mineral Design</text:p>
          </table:table-cell>
          <table:table-cell office:value-type="string">
            <text:p>3 r Augustin Archambaud 97410 Saint Pierre</text:p>
          </table:table-cell>
          <table:table-cell office:value-type="string">
            <text:p>+262 2 62 96 04 98</text:p>
          </table:table-cell>
          <table:table-cell office:value-type="string">
            <text:p>contact@mineraldesign-bijoux.com</text:p>
          </table:table-cell>
          <table:table-cell office:value-type="string">
            <text:p>https://mineraldesign-bijoux.com/</text:p>
          </table:table-cell>
          <table:table-cell/>
        </table:table-row>
        <table:table-row table:style-name="ro5">
          <table:table-cell office:value-type="string">
            <text:p>Alpage&amp;Co</text:p>
          </table:table-cell>
          <table:table-cell office:value-type="string">
            <text:p>75 r Leconte de Lisle Gd Fond 97460 SAINT PAUL</text:p>
          </table:table-cell>
          <table:table-cell office:value-type="string">
            <text:p>+262 6 92 38 92 38 / 02 62 42 21 58</text:p>
          </table:table-cell>
          <table:table-cell table:number-columns-repeated="3"/>
        </table:table-row>
        <table:table-row table:style-name="ro7">
          <table:table-cell office:value-type="string">
            <text:p>Gold Center Océan Indien</text:p>
          </table:table-cell>
          <table:table-cell office:value-type="string">
            <text:p>46 r Commerce Bellemene 97460 Saint Paul / Duparc Sainte-Marie</text:p>
          </table:table-cell>
          <table:table-cell office:value-type="string">
            <text:p>+262 2 62 45 87 11</text:p>
          </table:table-cell>
          <table:table-cell table:number-columns-repeated="2"/>
          <table:table-cell table:style-name="ce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01">01/08/2022</text:date>, <text:time>16:26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17M25S</meta:editing-duration>
    <meta:editing-cycles>48</meta:editing-cycles>
    <meta:generator>OpenOffice/4.1.13$Win32 OpenOffice.org_project/4113m1$Build-9810</meta:generator>
    <dc:date>2022-08-01T16:26:30.08</dc:date>
    <meta:document-statistic meta:table-count="3" meta:cell-count="394" meta:object-count="0"/>
    <meta:user-defined meta:name="Info 1"/>
    <meta:user-defined meta:name="Info 2"/>
    <meta:user-defined meta:name="Info 3"/>
    <meta:user-defined meta:name="Info 4"/>
  </office:meta>
</office:document-meta>
</file>